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6">
      <style:paragraph-properties fo:margin-left="0.4409in" fo:margin-right="0in" fo:margin-top="0.1665in" fo:margin-bottom="0in" style:contextual-spacing="false" fo:text-indent="-0.0472in" style:auto-text-indent="false">
        <style:tab-stops>
          <style:tab-stop style:position="0.748in"/>
        </style:tab-stops>
      </style:paragraph-properties>
    </style:style>
    <style:style style:name="P2" style:family="paragraph" style:parent-style-name="List_20_Paragraph" style:list-style-name="WWNum6">
      <style:paragraph-properties>
        <style:tab-stops>
          <style:tab-stop style:position="0.748in"/>
        </style:tab-stops>
      </style:paragraph-properties>
    </style:style>
    <style:style style:name="P3" style:family="paragraph" style:parent-style-name="List_20_Paragraph" style:list-style-name="WWNum6">
      <style:paragraph-properties fo:margin-left="0.4453in" fo:margin-right="0in" fo:margin-top="0.1665in" fo:margin-bottom="0in" style:contextual-spacing="false" fo:text-indent="-0.0516in" style:auto-text-indent="false">
        <style:tab-stops>
          <style:tab-stop style:position="0.748in"/>
        </style:tab-stops>
      </style:paragraph-properties>
    </style:style>
    <style:style style:name="P4" style:family="paragraph" style:parent-style-name="List_20_Paragraph" style:list-style-name="WWNum3">
      <style:paragraph-properties>
        <style:tab-stops>
          <style:tab-stop style:position="0.748in"/>
        </style:tab-stops>
      </style:paragraph-properties>
    </style:style>
    <style:style style:name="P5" style:family="paragraph" style:parent-style-name="List_20_Paragraph" style:list-style-name="WWNum1">
      <style:paragraph-properties>
        <style:tab-stops>
          <style:tab-stop style:position="0.748in"/>
        </style:tab-stops>
      </style:paragraph-properties>
    </style:style>
    <style:style style:name="P6" style:family="paragraph" style:parent-style-name="List_20_Paragraph" style:list-style-name="WWNum4">
      <style:paragraph-properties>
        <style:tab-stops>
          <style:tab-stop style:position="0.748in"/>
        </style:tab-stops>
      </style:paragraph-properties>
    </style:style>
    <style:style style:name="P7" style:family="paragraph" style:parent-style-name="List_20_Paragraph" style:list-style-name="WWNum2">
      <style:paragraph-properties>
        <style:tab-stops>
          <style:tab-stop style:position="0.748in"/>
        </style:tab-stops>
      </style:paragraph-properties>
    </style:style>
    <style:style style:name="P8" style:family="paragraph" style:parent-style-name="List_20_Paragraph" style:list-style-name="WWNum5">
      <style:paragraph-properties>
        <style:tab-stops>
          <style:tab-stop style:position="0.748in"/>
        </style:tab-stops>
      </style:paragraph-properties>
    </style:style>
    <style:style style:name="P9" style:family="paragraph" style:parent-style-name="Standard">
      <style:paragraph-properties fo:margin-left="0.748in" fo:margin-right="0in" fo:text-indent="0in" style:auto-text-indent="false">
        <style:tab-stops>
          <style:tab-stop style:position="0.748in"/>
        </style:tab-stops>
      </style:paragraph-properties>
    </style:style>
    <style:style style:name="P10" style:family="paragraph" style:parent-style-name="Standard">
      <style:paragraph-properties fo:margin-left="0.748in" fo:margin-right="0in" fo:margin-top="0.0417in" fo:margin-bottom="0in" style:contextual-spacing="false" fo:text-indent="0in" style:auto-text-indent="false">
        <style:tab-stops>
          <style:tab-stop style:position="0.748in"/>
        </style:tab-stops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Általános elvárások</text:h>
      <text:h text:style-name="Heading_20_3" text:outline-level="3"><text:bookmark-start text:name="_Toc138907115"/><text:bookmark text:name="_A_szakdolgozat/diplomaterv/diplomam_1"/>A szakdolgozat/diplomaterv/diplomamunka/záródolgozat elkészítésének technikai előírásai<text:bookmark-end text:name="_Toc138907115"/></text:h>
      <text:list xml:id="list1014412640" text:style-name="WWNum6">
        <text:list-item>
          <text:p text:style-name="P1">(1)<text:tab/>A <text:span text:style-name="Subtle_20_Emphasis">dolgozat</text:span>ot A4 méretben kell elkészíteni.</text:p>
          <text:list>
            <text:list-item>
              <text:list>
                <text:list-item>
                  <text:p text:style-name="P2">Az oldaltükör elhelyezési adatai: felülről 40 mm, alul és a külső széleken 25 mm, a bekötés oldalán (a kötés miatt) 35 mm margóbeállítás, a sorköz mérete 1,5 sor. Lapszámozás felül, lapközépen, a lapszéltől 20 mm-re.</text:p>
                </text:list-item>
                <text:list-item>
                  <text:p text:style-name="P2">A folyószöveg betűtípusa Times New Roman, mérete 12 pont.</text:p>
                </text:list-item>
                <text:list-item>
                  <text:p text:style-name="P2">A fejezetcímeket arab számokkal kell számozni, melyek 14 pont méretű nagybetűs karakterekből álljanak, középre igazítva, a lap tetején elhelyezve. Az alfejezetek címei legfeljebb három szám mélységéig számozódjanak, 12 pontos félkövér karakterekkel, balra igazítva elhelyezve.</text:p>
                </text:list-item>
                <text:list-item>
                  <text:p text:style-name="P2">Az ábrák és táblázatok kivitele lehet:</text:p>
                  <text:list>
                    <text:list-item>
                      <text:p text:style-name="P2">számítógéppel szerkesztve, szövegszerkesztő programmal a szöveg közé beillesztve, nyomtatva;</text:p>
                    </text:list-item>
                    <text:list-item>
                      <text:p text:style-name="P2">számítógépi protokoll (önállóan vagy papírra ragasztva);</text:p>
                    </text:list-item>
                    <text:list-item>
                      <text:p text:style-name="P2">fénykép papírmásolata.</text:p>
                    </text:list-item>
                  </text:list>
                </text:list-item>
                <text:list-item>
                  <text:p text:style-name="P2">Az ábrák és táblázatok szokásos elhelyezési módjai:</text:p>
                  <text:list>
                    <text:list-item>
                      <text:p text:style-name="P2">szöveg közben, nem teljes lapszélességű ábra mellett gépelt szöveggel;</text:p>
                    </text:list-item>
                    <text:list-item>
                      <text:p text:style-name="P2">szöveg közben, nem teljes lapszélességű ábra mellett mindkét oldalon üresen hagyott hellyel;</text:p>
                    </text:list-item>
                    <text:list-item>
                      <text:p text:style-name="P2">a szöveges lapok közé beiktatva, teljes lapterjedelemben;</text:p>
                    </text:list-item>
                    <text:list-item>
                      <text:p text:style-name="P2">a <text:span text:style-name="Subtle_20_Emphasis">dolgozat</text:span> végén összegyűjtve, befűzve;</text:p>
                    </text:list-item>
                    <text:list-item>
                      <text:p text:style-name="P2">A3 vagy nagyobb méretű ábrák, program-protokollok és egyéb dokumentációk hajtogatva vagy elektronikus adathordozón, a hátsó borítóban kiképzett tasakban (ebben az esetben az ábra keretezve, szövegmezővel ellátva, a szövegmezőben feltüntetve a dolgozat címét, az ábra megnevezését, sorszámát, a hallgató nevét, szakdolgozatának sorszámát).</text:p>
                    </text:list-item>
                  </text:list>
                </text:list-item>
                <text:list-item>
                  <text:p text:style-name="P2">Elfogadható minden olyan, a fentiektől eltérő, de a szabványokba nem ütköző, világos, esztétikus kiviteli forma és szakmaspecifikus megoldás, amelyet a konzulensek megfelelőnek tartanak.</text:p>
                </text:list-item>
              </text:list>
            </text:list-item>
          </text:list>
        </text:list-item>
        <text:list-item>
          <text:p text:style-name="P3">(1)<text:tab/>A <text:span text:style-name="Subtle_20_Emphasis">dolgozat</text:span>ot kemény, műbőrkötésű fekete fedélbe lehet köttetni,<text:tab/>aranyszínű betűkkel feliratozva az alábbiak szerint:</text:p>
        </text:list-item>
      </text:list>
      <text:list xml:id="list144456195" text:style-name="WWNum3">
        <text:list-item>
          <text:list>
            <text:list-item>
              <text:list>
                <text:list-item>
                  <text:list>
                    <text:list-item>
                      <text:p text:style-name="P4">az oldal felső harmadában nagy betűkkel középre rendezve, képzéstől függően „Szakdolgozat”, „Diplomaterv”, „Diplomamunka” vagy „Záródolgozat” felirat;</text:p>
                    </text:list-item>
                    <text:list-item>
                      <text:p text:style-name="P4">a bal alsó sarokban az <text:span text:style-name="Subtle_20_Emphasis">Egyetem</text:span> és az adott kar betűkódja (OE-AMK, OE-BGK stb.), alatta a <text:span text:style-name="Subtle_20_Emphasis">dolgozat</text:span> beadásának éve;</text:p>
                    </text:list-item>
                    <text:list-item>
                      <text:p text:style-name="P4"><text:soft-page-break/>a jobb alsó sarokban a hallgató neve, alatta a hallgató törzskönyvi száma;</text:p>
                    </text:list-item>
                    <text:list-item>
                      <text:p text:style-name="P4">a borító gerincén a hallgató neve és a <text:span text:style-name="Subtle_20_Emphasis">dolgozat</text:span> beadásának éve.</text:p>
                    </text:list-item>
                  </text:list>
                </text:list-item>
              </text:list>
            </text:list-item>
          </text:list>
        </text:list-item>
      </text:list>
      <text:list xml:id="list1206307168" text:style-name="WWNum1">
        <text:list-item>
          <text:list>
            <text:list-item>
              <text:list>
                <text:list-item>
                  <text:p text:style-name="P5">A dolgozat elejére be kell helyezni az alábbi dokumentumokat:</text:p>
                  <text:list>
                    <text:list-item>
                      <text:p text:style-name="P5"><text:a xlink:type="simple" xlink:href="#_Címlap" text:style-name="Intense_20_Reference" text:visited-style-name="Intense_20_Reference"><text:span text:style-name="Intense_20_Reference">címlap</text:span></text:a>;</text:p>
                    </text:list-item>
                    <text:list-item>
                      <text:p text:style-name="P5"><text:a xlink:type="simple" xlink:href="#_Feladatlap" text:style-name="Intense_20_Reference" text:visited-style-name="Intense_20_Reference"><text:span text:style-name="Intense_20_Reference">feladatlap</text:span></text:a>;</text:p>
                    </text:list-item>
                    <text:list-item>
                      <text:p text:style-name="P5"><text:a xlink:type="simple" xlink:href="#_Hallgatói_nyilatkozat" text:style-name="Intense_20_Reference" text:visited-style-name="Intense_20_Reference"><text:span text:style-name="Intense_20_Reference">hallgatói nyilatkozat</text:span></text:a>;</text:p>
                    </text:list-item>
                    <text:list-item>
                      <text:p text:style-name="P5"><text:a xlink:type="simple" xlink:href="#_Titkosítási_kérelem" text:style-name="Intense_20_Reference" text:visited-style-name="Intense_20_Reference"><text:span text:style-name="Intense_20_Reference">titkosítási kérelem</text:span></text:a> (szükség esetén).</text:p>
                    </text:list-item>
                  </text:list>
                </text:list-item>
              </text:list>
            </text:list-item>
          </text:list>
        </text:list-item>
      </text:list>
      <text:p text:style-name="P9">A formai előírásokat az adott kar honlapjáról letölthető Word dokumentum tartalmazza.</text:p>
      <text:list xml:id="list111535762049359" text:continue-numbering="true" text:style-name="WWNum1">
        <text:list-item>
          <text:list>
            <text:list-item>
              <text:list>
                <text:list-item>
                  <text:p text:style-name="P5">A <text:span text:style-name="Subtle_20_Emphasis">dolgozat</text:span> (1) bekezdésben írt beköttetése nem kötelező, de az elektronikus formában beadott <text:span text:style-name="Subtle_20_Emphasis">dolgozat</text:span>ra is a <text:a xlink:type="simple" xlink:href="#_A_szakdolgozat/diplomaterv/diplomam_1" text:style-name="Subtle_20_Reference" text:visited-style-name="Subtle_20_Reference"><text:span text:style-name="Subtle_20_Reference">8.4. §</text:span></text:a> és jelen § (2) bekezdésének előírásai alkalmazandók.</text:p>
                </text:list-item>
              </text:list>
            </text:list-item>
          </text:list>
        </text:list-item>
      </text:list>
      <text:h text:style-name="Heading_20_3" text:outline-level="3"><text:bookmark-start text:name="_Toc138907116"/><text:bookmark text:name="_A_szakdolgozattal/diplomatervvel/di"/>A szakdolgozattal/diplomatervvel/diplomamunkával/záródolgozattal szemben támasztott általános elvárások<text:bookmark-end text:name="_Toc138907116"/></text:h>
      <text:list xml:id="list111536508438109" text:continue-list="list1014412640" text:style-name="WWNum6">
        <text:list-item>
          <text:p text:style-name="P3">(1)<text:tab/>A <text:span text:style-name="Subtle_20_Emphasis">dolgozat</text:span>ot ajánlott az alábbi tartalmi egységek szerint felépíteni:</text:p>
        </text:list-item>
      </text:list>
      <text:list xml:id="list3323743728" text:style-name="WWNum4">
        <text:list-item>
          <text:list>
            <text:list-item>
              <text:list>
                <text:list-item>
                  <text:list>
                    <text:list-item>
                      <text:p text:style-name="P6">tartalomjegyzék (oldalszámozással);</text:p>
                    </text:list-item>
                    <text:list-item>
                      <text:p text:style-name="P6">bevezetés;</text:p>
                    </text:list-item>
                    <text:list-item>
                      <text:p text:style-name="P6">a megoldandó probléma megfogalmazása;</text:p>
                    </text:list-item>
                    <text:list-item>
                      <text:p text:style-name="P6">a probléma elemzése, a specifikáció kidolgozása;</text:p>
                    </text:list-item>
                    <text:list-item>
                      <text:p text:style-name="P6">az irodalom alapján a lehetséges megközelítési módok és megoldások áttekintése és elemzése;</text:p>
                    </text:list-item>
                    <text:list-item>
                      <text:p text:style-name="P6">a megoldási módszer kiválasztása, a választás indoklása;</text:p>
                    </text:list-item>
                    <text:list-item>
                      <text:p text:style-name="P6">a részletes specifikáció leírása;</text:p>
                    </text:list-item>
                    <text:list-item>
                      <text:p text:style-name="P6">a tervezés során végzett munkafázisok és a tapasztalatok leírása;</text:p>
                    </text:list-item>
                    <text:list-item>
                      <text:p text:style-name="P6">a megvalósítás leírása;</text:p>
                    </text:list-item>
                    <text:list-item>
                      <text:p text:style-name="P6">a megvalósítás elemzése, alkalmazásának és továbbfejlesztési lehetőségeinek számbavétele;</text:p>
                    </text:list-item>
                    <text:list-item>
                      <text:p text:style-name="P6">rövid tartalmi összefoglaló; terjedelmének meghatározása (1500-2500 karakter);</text:p>
                    </text:list-item>
                    <text:list-item>
                      <text:p text:style-name="P6">idegen nyelvű tartalmi összefoglaló (angolul, németül, oroszul vagy franciául);</text:p>
                    </text:list-item>
                    <text:list-item>
                      <text:p text:style-name="P6">irodalomjegyzék.</text:p>
                    </text:list-item>
                  </text:list>
                </text:list-item>
              </text:list>
            </text:list-item>
          </text:list>
        </text:list-item>
      </text:list>
      <text:list xml:id="list2209069107" text:style-name="WWNum2">
        <text:list-item>
          <text:list>
            <text:list-item>
              <text:list>
                <text:list-item>
                  <text:p text:style-name="P7">A záródolgozat terjedelme legalább 15 oldal, mely legalább 20000 karakternyi szöveget tartalmaz (szóközökkel együtt).</text:p>
                </text:list-item>
                <text:list-item>
                  <text:p text:style-name="P7">A szakdolgozat/diplomaterv terjedelme legalább 40 oldal, mely legalább 60000 karakternyi szöveget tartalmaz (szóközökkel együtt).</text:p>
                </text:list-item>
                <text:list-item>
                  <text:p text:style-name="P7">A diplomamunka terjedelme legalább 60 oldal, mely legalább 80000 karakternyi szöveget tartalmaz (szóközökkel együtt).</text:p>
                </text:list-item>
                <text:list-item>
                  <text:p text:style-name="P7">Az építészmérnöki és építőmérnöki alapképzéseken, illetve az építész és infrastruktúra-építőmérnöki mesterképzéseken a szakdolgozat/diplomaterv, illetve diplomamunka szöveg terjedelme a (3)-(4) bekezdésekben <text:soft-page-break/>meghatározottakhoz képest csökkenthető, amennyiben a dolgozat nagy mennyiségű tervlapot, tablót, számításokat stb. vagy maketteket tartalmaz.</text:p>
                </text:list-item>
                <text:list-item>
                  <text:p text:style-name="P7">A <text:span text:style-name="Subtle_20_Emphasis">dolgozat</text:span> szövegezésében gondosan ügyelni kell a magyar műszaki és/vagy gazdasági szaknyelv helyes használatára. Kerülni kell a felesleges rövidítéseket és a szakmai zsargon kifejezéseit. Törekedni kell a szakszerű, de olvasmányos, gördülékeny fogalmazásra. A helyesírási hibák nagymértékben rontják a dolgozat színvonalát. A <text:span text:style-name="Subtle_20_Emphasis">dolgozat</text:span>ban szereplő rajzjelek feleljenek meg a vonatkozó hazai szabványnak.</text:p>
                </text:list-item>
                <text:list-item>
                  <text:p text:style-name="P7">A <text:span text:style-name="Subtle_20_Emphasis">dolgozat</text:span>ban előforduló képletek közül csak azokat szükséges számozni, amelyekre a szöveg más részeiben hivatkozás van. A számozást fejezetenként újra kell kezdeni (pl. 3.2.).</text:p>
                </text:list-item>
              </text:list>
            </text:list-item>
          </text:list>
        </text:list-item>
      </text:list>
      <text:list xml:id="list111536384151459" text:continue-list="list111536508438109" text:style-name="WWNum6">
        <text:list-item>
          <text:p text:style-name="P3">(1)<text:tab/>A <text:span text:style-name="Subtle_20_Emphasis">dolgozat</text:span> önálló munka, melyhez a szakirodalom ismerete és<text:tab/>felhasználása szükséges. Minden irodalmi hivatkozást pontosan meg kell<text:tab/>jelölni egyértelművé téve, hogy az nem saját eredmény. Más szellemi<text:tab/>termékével való visszaélés felismerésére és megakadályozására a<text:tab/>konzulens, a bíráló és a záróvizsga-bizottság tagjai kiemelten figyelmet<text:tab/>fordítanak.</text:p>
        </text:list-item>
      </text:list>
      <text:list xml:id="list3608373069" text:style-name="WWNum5">
        <text:list-item>
          <text:list>
            <text:list-item>
              <text:list>
                <text:list-item>
                  <text:p text:style-name="P8">A szó szerinti idézeteket idézőjelben, a forrásnak a szövegbe vagy lábjegyzetbe illesztett megjelölésével kell alkalmazni, egyébként az irodalomjegyzékben szabványos formátumban kell jelezni a felhasznált forrásmunkákat.</text:p>
                </text:list-item>
                <text:list-item>
                  <text:p text:style-name="P8">A felhasznált ábrák, képek, adatok forrását is kötelezően fel kell tüntetni.</text:p>
                </text:list-item>
                <text:list-item>
                  <text:p text:style-name="P8">A felhasznált irodalomra való hivatkozáskor az irodalomjegyzékbeli sorszám szögletes zárójelben való feltüntetése célszerű (pl. [4]).</text:p>
                </text:list-item>
              </text:list>
            </text:list-item>
          </text:list>
        </text:list-item>
      </text:list>
      <text:h text:style-name="Heading_20_2" text:outline-level="2"><text:bookmark-start text:name="_Toc138907117"/>3. fejezet:<text:line-break/>Beadás, elfogadás és bírálat<text:bookmark-end text:name="_Toc138907117"/></text:h>
      <text:h text:style-name="Heading_20_3" text:outline-level="3"><text:bookmark-start text:name="_Toc138907118"/><text:bookmark text:name="_A_szakdolgozat/diplomaterv/diplomam_2"/>A szakdolgozat/diplomaterv/diplomamunka/záródolgozat beadásának és elfogadásának eljárási rendje<text:bookmark-end text:name="_Toc138907118"/></text:h>
      <text:list xml:id="list111536549979174" text:continue-list="list111536384151459" text:style-name="WWNum6">
        <text:list-item>
          <text:p text:style-name="P3">(1)<text:tab/>Az elkészült <text:span text:style-name="Subtle_20_Emphasis">dolgozat</text:span>okat csak és kizárólag az <text:span text:style-name="Subtle_20_Emphasis">Egyetem</text:span> által üzemeltetett <text:tab/>Diplomamunka Portálon (<text:a xlink:type="simple" xlink:href="https://diploma.uni-obuda.hu/" text:style-name="Internet_20_link" text:visited-style-name="Visited_20_Internet_20_Link"><text:span text:style-name="Internet_20_link">https://diploma.uni-obuda.hu/</text:span></text:a>) (a továbbiakban:<text:span text:style-name="Subtle_20_Emphasis"><text:tab/>Portál</text:span>) keresztül kell beadni.</text:p>
          <text:list>
            <text:list-item>
              <text:list>
                <text:list-item>
                  <text:p text:style-name="P2">A <text:a xlink:type="simple" xlink:href="#_A_szakdolgozat/diplomaterv/diplomam" text:style-name="Subtle_20_Reference" text:visited-style-name="Subtle_20_Reference"><text:span text:style-name="Subtle_20_Reference">8.2. § (6) bekezdése</text:span></text:a> szerint létrejött szakdolgozat sorok az <text:span text:style-name="Subtle_20_Emphasis">OFIG</text:span> által minden félévben kiadásra kerülő – az <text:span text:style-name="Subtle_20_Emphasis">EOB</text:span> által elfogadott – „Félévzárási és -kezdési szabályzat” szerint meghatározott <text:span text:style-name="Subtle_20_Emphasis">Portál</text:span> nyitási dátum előtt betöltésre kerülnek a <text:span text:style-name="Subtle_20_Emphasis">Portál</text:span>ra.</text:p>
                </text:list-item>
                <text:list-item>
                  <text:p text:style-name="P2">A <text:span text:style-name="Subtle_20_Emphasis">Portál</text:span> nyitása után minden szakdolgozat sorral rendelkező hallgató jogosulttá válik, hogy oda a <text:span text:style-name="Subtle_20_Emphasis">dolgozat</text:span>át feltölthesse.</text:p>
                </text:list-item>
                <text:list-item>
                  <text:p text:style-name="P2">A <text:span text:style-name="Subtle_20_Emphasis">dolgozat</text:span> feltöltési határideje záróvizsga időszakban történő téli záróvizsga esetén december 15., nyári záróvizsga esetén május 15.</text:p>
                </text:list-item>
                <text:list-item>
                  <text:p text:style-name="P2">A feltöltés csak egy alkalommal végezhető el, mely során 1 db pdf formátumú fájl feltöltése engedélyezett.</text:p>
                </text:list-item>
                <text:list-item>
                  <text:p text:style-name="P2">A feltöltött fájlnak a teljes <text:span text:style-name="Subtle_20_Emphasis">dolgozat</text:span>ot – tehát a <text:a xlink:type="simple" xlink:href="#_A_szakdolgozat/diplomaterv/diplomam_1" text:style-name="Subtle_20_Reference" text:visited-style-name="Subtle_20_Reference"><text:span text:style-name="Subtle_20_Reference">8.5. § (2) bekezdésében</text:span></text:a> meghatározott dokumentumokat is – tartalmaznia kell.</text:p>
                </text:list-item>
                <text:list-item>
                  <text:p text:style-name="P2"><text:soft-page-break/>A feltöltésről a belső (kari) konzulens e-mailben automatikusan értesítést kap.</text:p>
                </text:list-item>
              </text:list>
            </text:list-item>
          </text:list>
        </text:list-item>
        <text:list-item>
          <text:p text:style-name="P3">(1)<text:tab/>Alap- vagy mesterképzés esetén a belső (kari) konzulens először ellenőrzi, <text:tab/>hogy a hallgató teljesítette a Szakdolgozat/Diplomaterv/Diplomamunka<text:tab/>tantárgyat. Amennyiben nem, a hallgató nem jogosult dolgozat beadására.</text:p>
          <text:list>
            <text:list-item>
              <text:list>
                <text:list-item>
                  <text:p text:style-name="P2">A belső (kari) konzulens a <text:span text:style-name="Subtle_20_Emphasis">Portál</text:span>ra belépve ellenőrzi, hogy a feltöltött <text:span text:style-name="Subtle_20_Emphasis">dolgozat</text:span> hiánytalanul, a végső formájában került feltöltésre. Amennyiben hiányt, problémát talál, felveszi a kapcsolatot a hallgatóval, s pótlásra, javításra kötelezheti.</text:p>
                </text:list-item>
                <text:list-item>
                  <text:p text:style-name="P2">Amennyiben rendben találja, a <text:span text:style-name="Subtle_20_Emphasis">dolgozat</text:span>ot feltölti a plágium ellenőrző programba.</text:p>
                </text:list-item>
                <text:list-item>
                  <text:p text:style-name="P2">A plágiumellenőrzés elkészültéről a belső (kari) konzulens e-mailben kap értesítést, a kapott elemzést a <text:span text:style-name="Subtle_20_Emphasis">Portál</text:span>on tekintheti meg.</text:p>
                </text:list-item>
                <text:list-item>
                  <text:p text:style-name="P2">A (3)-(4) bekezdések alól kivételt képeznek a diplomatervek, melyek esetén a plágium ellenőrzés ilyen módon nem kötelező.</text:p>
                </text:list-item>
                <text:list-item>
                  <text:p text:style-name="P2">A belső (kari) konzulens</text:p>
                  <text:list>
                    <text:list-item>
                      <text:p text:style-name="P2">20%-os plágiumig saját hatáskörben;</text:p>
                    </text:list-item>
                    <text:list-item>
                      <text:p text:style-name="P2">(az ún. „önplágium” esetén felül) 20% feletti plágium esetén dékáni hatáskörben – azaz a dékánnal vagy a dékán által kijelölt személlyel történt konzultációt követően –</text:p>
                    </text:list-item>
                  </text:list>
                </text:list-item>
              </text:list>
            </text:list-item>
          </text:list>
        </text:list-item>
      </text:list>
      <text:p text:style-name="P10">fogadhatja el a plágium ellenőrzés eredményét.</text:p>
      <text:list xml:id="list111535769903561" text:continue-numbering="true" text:style-name="WWNum6">
        <text:list-item>
          <text:list>
            <text:list-item>
              <text:list>
                <text:list-item>
                  <text:p text:style-name="P2">A belső (kari) konzulens kinyomtatja az elemzés összefoglaló oldalát, amelyre aláírásával hitelesítve ráírja a döntését:</text:p>
                  <text:list>
                    <text:list-item>
                      <text:p text:style-name="P2">„A <text:span text:style-name="Subtle_20_Emphasis">dolgozat</text:span> bírálatra kiadható.”</text:p>
                    </text:list-item>
                    <text:list-item>
                      <text:p text:style-name="P2">„A <text:span text:style-name="Subtle_20_Emphasis">dolgozat</text:span> nem adható be.”</text:p>
                    </text:list-item>
                  </text:list>
                </text:list-item>
                <text:list-item>
                  <text:p text:style-name="P2">A belső (kari) konzulens döntéséről minden esetben értesíti a hallgatót, illetve a kinyomtatott és aláírt plágium elemzést átadja a tanszéki/intézeti oktatási ügyintézőnek.</text:p>
                </text:list-item>
                <text:list-item>
                  <text:p text:style-name="P2">A <text:span text:style-name="Subtle_20_Emphasis">dolgozat</text:span>ok a záróvizsgát követő szorgalmi időszak első hónapjának a végéig a Könyvtár által szolgáltatott repozitórium szoftver (Óbudai Egyetem Digitális Archívum) számára kerülnek átadásra, mely alkalmas digitális tartalmak kezelésére, lehetővé téve a dolgozatok elektronikus formában való tárolását, archiválását és – a titkosítási kérelmek figyelembevételével történő – kereshetővé tételét.</text:p>
                </text:list-item>
              </text:list>
            </text:list-item>
          </text:list>
        </text:list-item>
      </text:list>
      <text:h text:style-name="Heading_20_3" text:outline-level="3"><text:bookmark-start text:name="_Toc138907119"/>A szakdolgozat/diplomaterv/diplomamunka bírálata<text:bookmark-end text:name="_Toc138907119"/></text:h>
      <text:list xml:id="list111535288133723" text:continue-numbering="true" text:style-name="WWNum6">
        <text:list-item>
          <text:p text:style-name="P3">(1)<text:tab/>Amennyiben a belső (kari) konzulens a <text:a xlink:type="simple" xlink:href="#_A_szakdolgozat/diplomaterv/diplomam_2" text:style-name="Subtle_20_Reference" text:visited-style-name="Subtle_20_Reference"><text:span text:style-name="Subtle_20_Reference">8.9. § (6) bekezdés a) pontja</text:span></text:a> szerint <text:tab/>dönt, akkor a <text:span text:style-name="Subtle_20_Emphasis">Portál</text:span>on keresztül e-mailben felkér egy bírálót a <text:span text:style-name="Subtle_20_Emphasis">dolgozat</text:span><text:tab/>bírálatára.</text:p>
          <text:list>
            <text:list-item>
              <text:list>
                <text:list-item>
                  <text:p text:style-name="P2">A bíráló csak felsőfokú oklevéllel rendelkező és a témában jártas szakember lehet. A bíráló a felkéréssel együtt meg kell, hogy kapja a <text:a xlink:type="simple" xlink:href="#_Bírálói_útmutató" text:style-name="Intense_20_Reference" text:visited-style-name="Intense_20_Reference"><text:span text:style-name="Intense_20_Reference">Bírálói útmutató</text:span></text:a>t is.</text:p>
                </text:list-item>
                <text:list-item>
                  <text:p text:style-name="P2">A bíráló a <text:span text:style-name="Subtle_20_Emphasis">Portál</text:span>ra belépve tudja megtekinteni a dolgozatot, s a bírálatát is a <text:span text:style-name="Subtle_20_Emphasis">Portál</text:span>on kell rögzítenie.</text:p>
                </text:list-item>
                <text:list-item>
                  <text:p text:style-name="P2"><text:soft-page-break/>A bírálónak az értékelésen túl, legalább három kérdést kell feltennie a <text:span text:style-name="Subtle_20_Emphasis">dolgozat</text:span>ra vonatkozóan, melyeket a záróvizsgázó hallgató a <text:span text:style-name="Subtle_20_Emphasis">dolgozat</text:span> védésekor válaszol meg. A kérdéseket úgy kell feltenni, hogy azok megválaszolása segítse a jelölt szakmai megítélését a záróvizsga-bizottság számára.</text:p>
                </text:list-item>
                <text:list-item>
                  <text:p text:style-name="P2">A bírálat <text:span text:style-name="Subtle_20_Emphasis">Portál</text:span>ra történő rögzítésének határideje legkésőbb a záróvizsgát megelőző tizedik munkanap.</text:p>
                </text:list-item>
                <text:list-item>
                  <text:p text:style-name="P2">A belső (kari) konzulens a bírálat teljes tartalmát jogosult megtekinteni.</text:p>
                </text:list-item>
                <text:list-item>
                  <text:p text:style-name="P2">A hallgató a bírálatot és a bíráló által feltett kérdéseket láthatja, de a bíráló által a <text:span text:style-name="Subtle_20_Emphasis">dolgozat</text:span>ra adott érdemjegyet nem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style:contextual-spacing="false" fo:line-height="100%" fo:text-align="justify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loext:linked-style-name="Címsor_20_2_20_Char" style:default-outline-level="2" style:list-style-name="" style:class="text">
      <style:paragraph-properties fo:margin-top="0.3335in" fo:margin-bottom="0.1665in" style:contextual-spacing="false" fo:text-align="center" style:justify-single-word="false"/>
      <style:text-properties fo:font-variant="small-caps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Címsor_20_3_20_Char" style:default-outline-level="3" style:list-style-name="" style:class="text">
      <style:paragraph-properties fo:margin-top="0.3335in" fo:margin-bottom="0.1665in" style:contextual-spacing="false" fo:text-align="center" style:justify-single-word="false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2pt"/>
    </style:style>
    <style:style style:name="List_20_Paragraph" style:display-name="List Paragraph" style:family="paragraph" style:parent-style-name="Standard" loext:linked-style-name="Listaszerű_20_bekezdés_20_Char">
      <style:paragraph-properties fo:margin-left="0.5in" fo:margin-right="0in" fo:margin-top="0.0417in" fo:margin-bottom="0in" style:contextual-spacing="false" fo:text-indent="0in" style:auto-text-indent="false"/>
    </style:style>
    <style:style style:name="Default_20_Paragraph_20_Font" style:display-name="Default Paragraph Font" style:family="text"/>
    <style:style style:name="Címsor_20_2_20_Char" style:display-name="Címsor 2 Char" style:family="text" style:parent-style-name="Default_20_Paragraph_20_Font" loext:linked-style-name="Heading_20_2">
      <style:text-properties fo:font-variant="small-caps"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3pt"/>
    </style:style>
    <style:style style:name="Címsor_20_3_20_Char" style:display-name="Címsor 3 Char" style:family="text" style:parent-style-name="Default_20_Paragraph_20_Font" loext:linked-style-name="Heading_20_3">
      <style:text-properties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Subtle_20_Emphasis" style:display-name="Subtle Emphasis" style:family="text" style:parent-style-name="Default_20_Paragraph_20_Font">
      <style:text-properties fo:font-variant="small-caps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letter-spacing="normal" fo:font-style="italic" style:text-underline-style="none" fo:font-weight="normal" style:letter-kerning="false" style:font-size-asian="11pt" style:font-style-asian="italic" style:font-weight-asian="normal" style:font-style-complex="italic" style:text-scale="100%" text:display="true"/>
    </style:style>
    <style:style style:name="Subtle_20_Reference" style:display-name="Subtle Reference" style:family="text" style:parent-style-name="Default_20_Paragraph_20_Font">
      <style:text-properties fo:font-variant="normal" fo:text-transform="none" style:use-window-font-color="true" loext:opacity="0%" fo:font-style="italic" style:text-underline-style="solid" style:text-underline-width="auto" style:text-underline-color="font-color" style:font-style-asian="italic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0.0035in" fo:font-style="italic" style:text-underline-style="solid" style:text-underline-width="auto" style:text-underline-color="font-color" fo:font-weight="bold" style:font-style-asian="italic" style:font-weight-asian="bold" style:font-weight-complex="bold"/>
    </style:style>
    <style:style style:name="Listaszerű_20_bekezdés_20_Char" style:display-name="Listaszerű bekezdés Char" style:family="text" loext:linked-style-name="List_20_Paragraph">
      <style:text-properties style:font-name="Arial" fo:font-family="Arial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bold" style:letter-kerning="false" style:font-size-asian="12pt" style:font-style-asian="normal" style:font-weight-asian="bold" style:text-scale="100%" text:display="true"/>
    </style:style>
    <style:style style:name="ListLabel_20_2" style:display-name="ListLabel 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3" style:display-name="ListLabel 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4" style:display-name="ListLabel 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5" style:display-name="ListLabel 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6" style:display-name="ListLabel 6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7" style:display-name="ListLabel 7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bold" style:letter-kerning="false" style:font-size-asian="12pt" style:font-style-asian="normal" style:font-weight-asian="bold" style:text-scale="100%" text:display="true"/>
    </style:style>
    <style:style style:name="ListLabel_20_11" style:display-name="ListLabel 1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12" style:display-name="ListLabel 1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13" style:display-name="ListLabel 1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14" style:display-name="ListLabel 1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15" style:display-name="ListLabel 15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16" style:display-name="ListLabel 16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bold" style:letter-kerning="false" style:font-size-asian="12pt" style:font-style-asian="normal" style:font-weight-asian="bold" style:text-scale="100%" text:display="true"/>
    </style:style>
    <style:style style:name="ListLabel_20_20" style:display-name="ListLabel 20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21" style:display-name="ListLabel 2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22" style:display-name="ListLabel 2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23" style:display-name="ListLabel 2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24" style:display-name="ListLabel 24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25" style:display-name="ListLabel 25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bold" style:letter-kerning="false" style:font-size-asian="12pt" style:font-style-asian="normal" style:font-weight-asian="bold" style:text-scale="100%" text:display="true"/>
    </style:style>
    <style:style style:name="ListLabel_20_29" style:display-name="ListLabel 2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30" style:display-name="ListLabel 30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31" style:display-name="ListLabel 3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32" style:display-name="ListLabel 3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33" style:display-name="ListLabel 33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34" style:display-name="ListLabel 34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bold" style:letter-kerning="false" style:font-size-asian="12pt" style:font-style-asian="normal" style:font-weight-asian="bold" style:text-scale="100%" text:display="true"/>
    </style:style>
    <style:style style:name="ListLabel_20_38" style:display-name="ListLabel 3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39" style:display-name="ListLabel 3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40" style:display-name="ListLabel 40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41" style:display-name="ListLabel 4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42" style:display-name="ListLabel 42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43" style:display-name="ListLabel 43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bold" style:letter-kerning="false" style:font-size-asian="12pt" style:font-style-asian="normal" style:font-weight-asian="bold" style:text-scale="100%" text:display="true"/>
    </style:style>
    <style:style style:name="ListLabel_20_47" style:display-name="ListLabel 47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48" style:display-name="ListLabel 4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49" style:display-name="ListLabel 4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50" style:display-name="ListLabel 50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51" style:display-name="ListLabel 51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52" style:display-name="ListLabel 52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text-scale="100%" text:display="true"/>
    </style:style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 §" style:num-suffix=". §" style:num-format="1" text:start-value="65">
        <style:list-level-properties text:list-level-position-and-space-mode="label-alignment" fo:text-align="end">
          <style:list-level-label-alignment text:label-followed-by="listtab" fo:text-indent="-0.0984in" fo:margin-left="0.4929in"/>
        </style:list-level-properties>
      </text:list-level-style-number>
      <text:list-level-style-number text:level="2" text:style-name="ListLabel_20_2" loext:num-list-format="%1%. § (%2%)" style:num-suffix=")" style:num-format="1" text:display-levels="2">
        <style:list-level-properties text:list-level-position-and-space-mode="label-alignment" fo:text-align="end">
          <style:list-level-label-alignment text:label-followed-by="listtab" fo:text-indent="-0.098in" fo:margin-left="0.748in"/>
        </style:list-level-properties>
      </text:list-level-style-number>
      <text:list-level-style-number text:level="3" text:style-name="ListLabel_20_3" loext:num-list-format="(%3%)" style:num-prefix="(" style:num-suffix=")" style:num-format="1" text:start-value="2">
        <style:list-level-properties text:list-level-position-and-space-mode="label-alignment" fo:text-align="end">
          <style:list-level-label-alignment text:label-followed-by="listtab" fo:text-indent="-0.098in" fo:margin-left="0.748in"/>
        </style:list-level-properties>
      </text:list-level-style-number>
      <text:list-level-style-number text:level="4" text:style-name="ListLabel_20_4" loext:num-list-format="%4%)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0984in" fo:margin-left="0.9646in"/>
        </style:list-level-properties>
      </text:list-level-style-number>
      <text:list-level-style-number text:level="5" text:style-name="ListLabel_20_5" loext:num-list-format="%4%%5%)" style:num-suffix=")" style:num-format="a" style:num-letter-sync="true" text:display-levels="2">
        <style:list-level-properties text:list-level-position-and-space-mode="label-alignment" fo:text-align="end">
          <style:list-level-label-alignment text:label-followed-by="listtab" fo:text-indent="-0.0984in" fo:margin-left="1.2799in"/>
        </style:list-level-properties>
      </text:list-level-style-number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374in" fo:margin-left="1.4173in"/>
        </style:list-level-properties>
        <style:text-properties fo:font-family="Arial"/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1382in" fo:margin-left="1.5555in"/>
        </style:list-level-properties>
        <style:text-properties fo:font-family="Arial"/>
      </text:list-level-style-bullet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 §" style:num-suffix=". §" style:num-format="1" text:start-value="66">
        <style:list-level-properties text:list-level-position-and-space-mode="label-alignment" fo:text-align="end">
          <style:list-level-label-alignment text:label-followed-by="listtab" fo:text-indent="-0.0984in" fo:margin-left="0.4929in"/>
        </style:list-level-properties>
      </text:list-level-style-number>
      <text:list-level-style-number text:level="2" text:style-name="ListLabel_20_11" loext:num-list-format="%1%. § (%2%)" style:num-suffix=")" style:num-format="1" text:display-levels="2">
        <style:list-level-properties text:list-level-position-and-space-mode="label-alignment" fo:text-align="end">
          <style:list-level-label-alignment text:label-followed-by="listtab" fo:text-indent="-0.098in" fo:margin-left="0.748in"/>
        </style:list-level-properties>
      </text:list-level-style-number>
      <text:list-level-style-number text:level="3" text:style-name="ListLabel_20_12" loext:num-list-format="(%3%)" style:num-prefix="(" style:num-suffix=")" style:num-format="1" text:start-value="2">
        <style:list-level-properties text:list-level-position-and-space-mode="label-alignment" fo:text-align="end">
          <style:list-level-label-alignment text:label-followed-by="listtab" fo:text-indent="-0.098in" fo:margin-left="0.748in"/>
        </style:list-level-properties>
      </text:list-level-style-number>
      <text:list-level-style-number text:level="4" text:style-name="ListLabel_20_13" loext:num-list-format="%4%)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0984in" fo:margin-left="0.9646in"/>
        </style:list-level-properties>
      </text:list-level-style-number>
      <text:list-level-style-number text:level="5" text:style-name="ListLabel_20_14" loext:num-list-format="%4%%5%)" style:num-suffix=")" style:num-format="a" style:num-letter-sync="true" text:display-levels="2">
        <style:list-level-properties text:list-level-position-and-space-mode="label-alignment" fo:text-align="end">
          <style:list-level-label-alignment text:label-followed-by="listtab" fo:text-indent="-0.0984in" fo:margin-left="1.2799in"/>
        </style:list-level-properties>
      </text:list-level-style-number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374in" fo:margin-left="1.4173in"/>
        </style:list-level-properties>
        <style:text-properties fo:font-family="Arial"/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1382in" fo:margin-left="1.5555in"/>
        </style:list-level-properties>
        <style:text-properties fo:font-family="Arial"/>
      </text:list-level-style-bullet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 §" style:num-suffix=". §" style:num-format="1" text:start-value="70">
        <style:list-level-properties text:list-level-position-and-space-mode="label-alignment" fo:text-align="end">
          <style:list-level-label-alignment text:label-followed-by="listtab" fo:text-indent="-0.0984in" fo:margin-left="0.4929in"/>
        </style:list-level-properties>
      </text:list-level-style-number>
      <text:list-level-style-number text:level="2" text:style-name="ListLabel_20_20" loext:num-list-format="%1%. § (%2%)" style:num-suffix=")" style:num-format="1" text:display-levels="2">
        <style:list-level-properties text:list-level-position-and-space-mode="label-alignment" fo:text-align="end">
          <style:list-level-label-alignment text:label-followed-by="listtab" fo:text-indent="-0.098in" fo:margin-left="0.748in"/>
        </style:list-level-properties>
      </text:list-level-style-number>
      <text:list-level-style-number text:level="3" text:style-name="ListLabel_20_21" loext:num-list-format="(%3%)" style:num-prefix="(" style:num-suffix=")" style:num-format="1" text:start-value="2">
        <style:list-level-properties text:list-level-position-and-space-mode="label-alignment" fo:text-align="end">
          <style:list-level-label-alignment text:label-followed-by="listtab" fo:text-indent="-0.098in" fo:margin-left="0.748in"/>
        </style:list-level-properties>
      </text:list-level-style-number>
      <text:list-level-style-number text:level="4" text:style-name="ListLabel_20_22" loext:num-list-format="%4%)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0984in" fo:margin-left="0.9646in"/>
        </style:list-level-properties>
      </text:list-level-style-number>
      <text:list-level-style-number text:level="5" text:style-name="ListLabel_20_23" loext:num-list-format="%4%%5%)" style:num-suffix=")" style:num-format="a" style:num-letter-sync="true" text:display-levels="2">
        <style:list-level-properties text:list-level-position-and-space-mode="label-alignment" fo:text-align="end">
          <style:list-level-label-alignment text:label-followed-by="listtab" fo:text-indent="-0.0984in" fo:margin-left="1.2799in"/>
        </style:list-level-properties>
      </text:list-level-style-number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1374in" fo:margin-left="1.4173in"/>
        </style:list-level-properties>
        <style:text-properties fo:font-family="Arial"/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1382in" fo:margin-left="1.5555in"/>
        </style:list-level-properties>
        <style:text-properties fo:font-family="Arial"/>
      </text:list-level-style-bullet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 §" style:num-suffix=". §" style:num-format="1" text:start-value="76">
        <style:list-level-properties text:list-level-position-and-space-mode="label-alignment" fo:text-align="end">
          <style:list-level-label-alignment text:label-followed-by="listtab" fo:text-indent="-0.0984in" fo:margin-left="0.4929in"/>
        </style:list-level-properties>
      </text:list-level-style-number>
      <text:list-level-style-number text:level="2" text:style-name="ListLabel_20_29" loext:num-list-format="%1%. § (%2%)" style:num-suffix=")" style:num-format="1" text:display-levels="2">
        <style:list-level-properties text:list-level-position-and-space-mode="label-alignment" fo:text-align="end">
          <style:list-level-label-alignment text:label-followed-by="listtab" fo:text-indent="-0.098in" fo:margin-left="0.748in"/>
        </style:list-level-properties>
      </text:list-level-style-number>
      <text:list-level-style-number text:level="3" text:style-name="ListLabel_20_30" loext:num-list-format="(%3%)" style:num-prefix="(" style:num-suffix=")" style:num-format="1" text:start-value="2">
        <style:list-level-properties text:list-level-position-and-space-mode="label-alignment" fo:text-align="end">
          <style:list-level-label-alignment text:label-followed-by="listtab" fo:text-indent="-0.098in" fo:margin-left="0.748in"/>
        </style:list-level-properties>
      </text:list-level-style-number>
      <text:list-level-style-number text:level="4" text:style-name="ListLabel_20_31" loext:num-list-format="%4%)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0984in" fo:margin-left="0.9646in"/>
        </style:list-level-properties>
      </text:list-level-style-number>
      <text:list-level-style-number text:level="5" text:style-name="ListLabel_20_32" loext:num-list-format="%4%%5%)" style:num-suffix=")" style:num-format="a" style:num-letter-sync="true" text:display-levels="2">
        <style:list-level-properties text:list-level-position-and-space-mode="label-alignment" fo:text-align="end">
          <style:list-level-label-alignment text:label-followed-by="listtab" fo:text-indent="-0.0984in" fo:margin-left="1.2799in"/>
        </style:list-level-properties>
      </text:list-level-style-number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1374in" fo:margin-left="1.4173in"/>
        </style:list-level-properties>
        <style:text-properties fo:font-family="Arial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1382in" fo:margin-left="1.5555in"/>
        </style:list-level-properties>
        <style:text-properties fo:font-family="Arial"/>
      </text:list-level-style-bullet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 §" style:num-suffix=". §" style:num-format="1" text:start-value="77">
        <style:list-level-properties text:list-level-position-and-space-mode="label-alignment" fo:text-align="end">
          <style:list-level-label-alignment text:label-followed-by="listtab" fo:text-indent="-0.0984in" fo:margin-left="0.4929in"/>
        </style:list-level-properties>
      </text:list-level-style-number>
      <text:list-level-style-number text:level="2" text:style-name="ListLabel_20_38" loext:num-list-format="%1%. § (%2%)" style:num-suffix=")" style:num-format="1" text:display-levels="2">
        <style:list-level-properties text:list-level-position-and-space-mode="label-alignment" fo:text-align="end">
          <style:list-level-label-alignment text:label-followed-by="listtab" fo:text-indent="-0.098in" fo:margin-left="0.748in"/>
        </style:list-level-properties>
      </text:list-level-style-number>
      <text:list-level-style-number text:level="3" text:style-name="ListLabel_20_39" loext:num-list-format="(%3%)" style:num-prefix="(" style:num-suffix=")" style:num-format="1" text:start-value="2">
        <style:list-level-properties text:list-level-position-and-space-mode="label-alignment" fo:text-align="end">
          <style:list-level-label-alignment text:label-followed-by="listtab" fo:text-indent="-0.098in" fo:margin-left="0.748in"/>
        </style:list-level-properties>
      </text:list-level-style-number>
      <text:list-level-style-number text:level="4" text:style-name="ListLabel_20_40" loext:num-list-format="%4%)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0984in" fo:margin-left="0.9646in"/>
        </style:list-level-properties>
      </text:list-level-style-number>
      <text:list-level-style-number text:level="5" text:style-name="ListLabel_20_41" loext:num-list-format="%4%%5%)" style:num-suffix=")" style:num-format="a" style:num-letter-sync="true" text:display-levels="2">
        <style:list-level-properties text:list-level-position-and-space-mode="label-alignment" fo:text-align="end">
          <style:list-level-label-alignment text:label-followed-by="listtab" fo:text-indent="-0.0984in" fo:margin-left="1.2799in"/>
        </style:list-level-properties>
      </text:list-level-style-number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1374in" fo:margin-left="1.4173in"/>
        </style:list-level-properties>
        <style:text-properties fo:font-family="Arial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1382in" fo:margin-left="1.5555in"/>
        </style:list-level-properties>
        <style:text-properties fo:font-family="Arial"/>
      </text:list-level-style-bullet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8.%1%. §" style:num-prefix="8." style:num-suffix=". §" style:num-format="1">
        <style:list-level-properties text:list-level-position-and-space-mode="label-alignment" fo:text-align="end">
          <style:list-level-label-alignment text:label-followed-by="listtab" fo:text-indent="-0.0984in" fo:margin-left="0.4929in"/>
        </style:list-level-properties>
      </text:list-level-style-number>
      <text:list-level-style-number text:level="2" text:style-name="ListLabel_20_47" loext:num-list-format="%1%. § (%2%)" style:num-suffix=")" style:num-format="1" text:display-levels="2">
        <style:list-level-properties text:list-level-position-and-space-mode="label-alignment" fo:text-align="end">
          <style:list-level-label-alignment text:label-followed-by="listtab" fo:text-indent="-0.098in" fo:margin-left="0.748in"/>
        </style:list-level-properties>
      </text:list-level-style-number>
      <text:list-level-style-number text:level="3" text:style-name="ListLabel_20_48" loext:num-list-format="(%3%)" style:num-prefix="(" style:num-suffix=")" style:num-format="1" text:start-value="2">
        <style:list-level-properties text:list-level-position-and-space-mode="label-alignment" fo:text-align="end">
          <style:list-level-label-alignment text:label-followed-by="listtab" fo:text-indent="-0.098in" fo:margin-left="0.748in"/>
        </style:list-level-properties>
      </text:list-level-style-number>
      <text:list-level-style-number text:level="4" text:style-name="ListLabel_20_49" loext:num-list-format="%4%)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0984in" fo:margin-left="0.9646in"/>
        </style:list-level-properties>
      </text:list-level-style-number>
      <text:list-level-style-number text:level="5" text:style-name="ListLabel_20_50" loext:num-list-format="%4%%5%)" style:num-suffix=")" style:num-format="a" style:num-letter-sync="true" text:display-levels="2">
        <style:list-level-properties text:list-level-position-and-space-mode="label-alignment" fo:text-align="end">
          <style:list-level-label-alignment text:label-followed-by="listtab" fo:text-indent="-0.0984in" fo:margin-left="1.2799in"/>
        </style:list-level-properties>
      </text:list-level-style-number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1374in" fo:margin-left="1.4173in"/>
        </style:list-level-properties>
        <style:text-properties fo:font-family="Arial"/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1382in" fo:margin-left="1.5555in"/>
        </style:list-level-properties>
        <style:text-properties fo:font-family="Arial"/>
      </text:list-level-style-bullet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ódné Takács Judit</meta:initial-creator>
    <dc:creator>Módné Takács Judit</dc:creator>
    <meta:editing-cycles>2</meta:editing-cycles>
    <meta:creation-date>2023-10-10T07:11:00</meta:creation-date>
    <dc:date>2023-10-10T07:23:00</dc:date>
    <meta:editing-duration>PT8M</meta:editing-duration>
    <meta:generator>LibreOffice/7.3.7.2$Linux_X86_64 LibreOffice_project/30$Build-2</meta:generator>
    <meta:document-statistic meta:table-count="0" meta:image-count="0" meta:object-count="0" meta:page-count="5" meta:paragraph-count="85" meta:word-count="1289" meta:character-count="9787" meta:non-whitespace-character-count="8649"/>
    <meta:user-defined meta:name="AppVersion">16.0000</meta:user-defined>
    <meta:user-defined meta:name="GrammarlyDocumentId">ee468c6c-5fa5-4228-b381-645dda1faea1</meta:user-defined>
    <meta:template xlink:type="simple" xlink:actuate="onRequest" xlink:title="Normal" xlink:href=""/>
  </office:meta>
</office:document-meta>
</file>